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163.11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0" table:style-name="ta1">
        <table:shapes>
          <draw:frame draw:z-index="0" draw:style-name="gr1" draw:text-style-name="P1" svg:width="453.83pt" svg:height="255.26pt" svg:x="669.88pt" svg:y="202.54pt">
            <loext:p draw:notify-on-update-of-ranges="test_0.K1:test_0.K12 test_0.L1:test_0.L12 test_0.K1:test_0.K12 test_0.N1:test_0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26pt" svg:x="668.3pt" svg:y="476.62pt">
            <loext:p draw:notify-on-update-of-ranges="test_0.K1:test_0.K12 test_0.M1:test_0.M12 test_0.K1:test_0.K12 test_0.O1:test_0.O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<text:s/>low model</text:p>
          </table:table-cell>
          <table:table-cell office:value-type="float" office:value="22660.6422052" calcext:value-type="float">
            <text:p>22660.642205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914.27530114" calcext:value-type="float">
            <text:p>6914.2753011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3278.4448325" calcext:value-type="float">
            <text:p>43278.4448325</text:p>
          </table:table-cell>
          <table:table-cell office:value-type="string" calcext:value-type="string">
            <text:p><text:s/>policy variance</text:p>
          </table:table-cell>
          <table:table-cell table:number-columns-repeated="2" office:value-type="float" office:value="-0.05" calcext:value-type="float">
            <text:p>-0.05</text:p>
          </table:table-cell>
          <table:table-cell table:formula="of:=AVERAGE([.B1:.B5])" office:value-type="float" office:value="21241.4" calcext:value-type="float">
            <text:p>21241.4</text:p>
          </table:table-cell>
          <table:table-cell table:formula="of:=STDEV([.B1:.B5])" office:value-type="float" office:value="261.740902420695" calcext:value-type="float">
            <text:p>261.7409024207</text:p>
          </table:table-cell>
          <table:table-cell table:formula="of:=AVERAGE([.D1:.D5])" office:value-type="float" office:value="22627.6697801" calcext:value-type="float">
            <text:p>22627.6697801</text:p>
          </table:table-cell>
          <table:table-cell table:formula="of:=STDEV([.D1:.D5])" office:value-type="float" office:value="641.630409238001" calcext:value-type="float">
            <text:p>641.63040923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84" calcext:value-type="float">
            <text:p>20984</text:p>
          </table:table-cell>
          <table:table-cell office:value-type="string" calcext:value-type="string">
            <text:p><text:s/>low model</text:p>
          </table:table-cell>
          <table:table-cell office:value-type="float" office:value="21642.7067387" calcext:value-type="float">
            <text:p>21642.706738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630.02111115" calcext:value-type="float">
            <text:p>6630.0211111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4714.8187143" calcext:value-type="float">
            <text:p>44714.8187143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formula="of:=AVERAGE([.B6:.B10])" office:value-type="float" office:value="21217" calcext:value-type="float">
            <text:p>21217</text:p>
          </table:table-cell>
          <table:table-cell table:formula="of:=STDEV([.B6:.B10])" office:value-type="float" office:value="186.174649187262" calcext:value-type="float">
            <text:p>186.1746491873</text:p>
          </table:table-cell>
          <table:table-cell table:formula="of:=AVERAGE([.D6:.D10])" office:value-type="float" office:value="22234.37891338" calcext:value-type="float">
            <text:p>22234.37891338</text:p>
          </table:table-cell>
          <table:table-cell table:formula="of:=STDEV([.D6:.D10])" office:value-type="float" office:value="1187.9598160985" calcext:value-type="float">
            <text:p>1187.9598160985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96" calcext:value-type="float">
            <text:p>21096</text:p>
          </table:table-cell>
          <table:table-cell office:value-type="string" calcext:value-type="string">
            <text:p><text:s/>low model</text:p>
          </table:table-cell>
          <table:table-cell office:value-type="float" office:value="22975.1747771" calcext:value-type="float">
            <text:p>22975.174777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027.79120194" calcext:value-type="float">
            <text:p>7027.7912019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530.949597" calcext:value-type="float">
            <text:p>165530.949597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formula="of:=AVERAGE([.B11:.B15])" office:value-type="float" office:value="21673" calcext:value-type="float">
            <text:p>21673</text:p>
          </table:table-cell>
          <table:table-cell table:formula="of:=STDEV([.B11:.B15])" office:value-type="float" office:value="235.728657570521" calcext:value-type="float">
            <text:p>235.7286575705</text:p>
          </table:table-cell>
          <table:table-cell table:formula="of:=AVERAGE([.D11:.D15])" office:value-type="float" office:value="23157.97602416" calcext:value-type="float">
            <text:p>23157.97602416</text:p>
          </table:table-cell>
          <table:table-cell table:formula="of:=STDEV([.D11:.D15])" office:value-type="float" office:value="573.144983945396" calcext:value-type="float">
            <text:p>573.1449839454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57" calcext:value-type="float">
            <text:p>21557</text:p>
          </table:table-cell>
          <table:table-cell office:value-type="string" calcext:value-type="string">
            <text:p><text:s/>low model</text:p>
          </table:table-cell>
          <table:table-cell office:value-type="float" office:value="23361.2232664" calcext:value-type="float">
            <text:p>23361.223266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177.42402636" calcext:value-type="float">
            <text:p>7177.4240263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266.807592" calcext:value-type="float">
            <text:p>168266.807592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formula="of:=AVERAGE([.B16:.B20])" office:value-type="float" office:value="22112.6" calcext:value-type="float">
            <text:p>22112.6</text:p>
          </table:table-cell>
          <table:table-cell table:formula="of:=STDEV([.B16:.B20])" office:value-type="float" office:value="346.437295913705" calcext:value-type="float">
            <text:p>346.4372959137</text:p>
          </table:table-cell>
          <table:table-cell table:formula="of:=AVERAGE([.D16:.D20])" office:value-type="float" office:value="23278.22626668" calcext:value-type="float">
            <text:p>23278.22626668</text:p>
          </table:table-cell>
          <table:table-cell table:formula="of:=STDEV([.D16:.D20])" office:value-type="float" office:value="936.721143688245" calcext:value-type="float">
            <text:p>936.721143688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489" calcext:value-type="float">
            <text:p>21489</text:p>
          </table:table-cell>
          <table:table-cell office:value-type="string" calcext:value-type="string">
            <text:p><text:s/>low model</text:p>
          </table:table-cell>
          <table:table-cell office:value-type="float" office:value="22498.6019131" calcext:value-type="float">
            <text:p>22498.601913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910.4636067" calcext:value-type="float">
            <text:p>6910.463606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682.811182" calcext:value-type="float">
            <text:p>166682.811182</text:p>
          </table:table-cell>
          <table:table-cell office:value-type="string" calcext:value-type="string">
            <text:p><text:s/>policy variance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table:formula="of:=AVERAGE([.B21:.B25])" office:value-type="float" office:value="22382.8" calcext:value-type="float">
            <text:p>22382.8</text:p>
          </table:table-cell>
          <table:table-cell table:formula="of:=STDEV([.B21:.B25])" office:value-type="float" office:value="432.259412852977" calcext:value-type="float">
            <text:p>432.259412853</text:p>
          </table:table-cell>
          <table:table-cell table:formula="of:=AVERAGE([.D21:.D25])" office:value-type="float" office:value="24408.40161502" calcext:value-type="float">
            <text:p>24408.40161502</text:p>
          </table:table-cell>
          <table:table-cell table:formula="of:=STDEV([.D21:.D25])" office:value-type="float" office:value="1381.04990245675" calcext:value-type="float">
            <text:p>1381.049902456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24" calcext:value-type="float">
            <text:p>21024</text:p>
          </table:table-cell>
          <table:table-cell office:value-type="string" calcext:value-type="string">
            <text:p><text:s/>low model</text:p>
          </table:table-cell>
          <table:table-cell office:value-type="float" office:value="23679.522457" calcext:value-type="float">
            <text:p>23679.52245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300.70087674" calcext:value-type="float">
            <text:p>7300.7008767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3287.3096239" calcext:value-type="float">
            <text:p>43287.3096239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AVERAGE([.B26:.B30])" office:value-type="float" office:value="23216" calcext:value-type="float">
            <text:p>23216</text:p>
          </table:table-cell>
          <table:table-cell table:formula="of:=STDEV([.B26:.B30])" office:value-type="float" office:value="605.246643939477" calcext:value-type="float">
            <text:p>605.2466439395</text:p>
          </table:table-cell>
          <table:table-cell table:formula="of:=AVERAGE([.D26:.D30])" office:value-type="float" office:value="25255.01254702" calcext:value-type="float">
            <text:p>25255.01254702</text:p>
          </table:table-cell>
          <table:table-cell table:formula="of:=STDEV([.D26:.D30])" office:value-type="float" office:value="885.542799683912" calcext:value-type="float">
            <text:p>885.5427996839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300" calcext:value-type="float">
            <text:p>21300</text:p>
          </table:table-cell>
          <table:table-cell office:value-type="string" calcext:value-type="string">
            <text:p><text:s/>low model</text:p>
          </table:table-cell>
          <table:table-cell office:value-type="float" office:value="22893.4603022" calcext:value-type="float">
            <text:p>22893.460302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976.79486221" calcext:value-type="float">
            <text:p>6976.7948622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2308.7911531" calcext:value-type="float">
            <text:p>42308.7911531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AVERAGE([.B31:.B35])" office:value-type="float" office:value="23697.8" calcext:value-type="float">
            <text:p>23697.8</text:p>
          </table:table-cell>
          <table:table-cell table:formula="of:=STDEV([.B31:.B35])" office:value-type="float" office:value="282.632623736185" calcext:value-type="float">
            <text:p>282.6326237362</text:p>
          </table:table-cell>
          <table:table-cell table:formula="of:=AVERAGE([.D31:.D35])" office:value-type="float" office:value="26532.29309316" calcext:value-type="float">
            <text:p>26532.29309316</text:p>
          </table:table-cell>
          <table:table-cell table:formula="of:=STDEV([.D31:.D35])" office:value-type="float" office:value="648.702294271771" calcext:value-type="float">
            <text:p>648.702294271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461" calcext:value-type="float">
            <text:p>21461</text:p>
          </table:table-cell>
          <table:table-cell office:value-type="string" calcext:value-type="string">
            <text:p><text:s/>low model</text:p>
          </table:table-cell>
          <table:table-cell office:value-type="float" office:value="21817.9279818" calcext:value-type="float">
            <text:p>21817.927981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858.23361001" calcext:value-type="float">
            <text:p>6858.2336100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840.147666" calcext:value-type="float">
            <text:p>166840.147666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AVERAGE([.B36:.B40])" office:value-type="float" office:value="24742" calcext:value-type="float">
            <text:p>24742</text:p>
          </table:table-cell>
          <table:table-cell table:formula="of:=STDEV([.B36:.B40])" office:value-type="float" office:value="241.042527368097" calcext:value-type="float">
            <text:p>241.0425273681</text:p>
          </table:table-cell>
          <table:table-cell table:formula="of:=AVERAGE([.D36:.D40])" office:value-type="float" office:value="27053.03499326" calcext:value-type="float">
            <text:p>27053.03499326</text:p>
          </table:table-cell>
          <table:table-cell table:formula="of:=STDEV([.D36:.D40])" office:value-type="float" office:value="1513.13654935223" calcext:value-type="float">
            <text:p>1513.136549352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64" calcext:value-type="float">
            <text:p>21264</text:p>
          </table:table-cell>
          <table:table-cell office:value-type="string" calcext:value-type="string">
            <text:p><text:s/>low model</text:p>
          </table:table-cell>
          <table:table-cell office:value-type="float" office:value="20517.4386378" calcext:value-type="float">
            <text:p>20517.438637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727.02224039" calcext:value-type="float">
            <text:p>6727.0222403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016.131397" calcext:value-type="float">
            <text:p>165016.131397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formula="of:=AVERAGE([.B41:.B45])" office:value-type="float" office:value="25305.4" calcext:value-type="float">
            <text:p>25305.4</text:p>
          </table:table-cell>
          <table:table-cell table:formula="of:=STDEV([.B41:.B45])" office:value-type="float" office:value="344.237999064601" calcext:value-type="float">
            <text:p>344.2379990646</text:p>
          </table:table-cell>
          <table:table-cell table:formula="of:=AVERAGE([.D41:.D45])" office:value-type="float" office:value="27602.87594878" calcext:value-type="float">
            <text:p>27602.87594878</text:p>
          </table:table-cell>
          <table:table-cell table:formula="of:=STDEV([.D41:.D45])" office:value-type="float" office:value="1227.02605824249" calcext:value-type="float">
            <text:p>1227.0260582425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36" calcext:value-type="float">
            <text:p>21036</text:p>
          </table:table-cell>
          <table:table-cell office:value-type="string" calcext:value-type="string">
            <text:p><text:s/>low model</text:p>
          </table:table-cell>
          <table:table-cell office:value-type="float" office:value="22263.5451881" calcext:value-type="float">
            <text:p>22263.545188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878.03168686" calcext:value-type="float">
            <text:p>6878.0316868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292.371833" calcext:value-type="float">
            <text:p>165292.371833</text:p>
          </table:table-cell>
          <table:table-cell office:value-type="string" calcext:value-type="string">
            <text:p><text:s/>policy variance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AVERAGE([.B46:.B50])" office:value-type="float" office:value="26400.2" calcext:value-type="float">
            <text:p>26400.2</text:p>
          </table:table-cell>
          <table:table-cell table:formula="of:=STDEV([.B46:.B50])" office:value-type="float" office:value="406.597097874542" calcext:value-type="float">
            <text:p>406.5970978745</text:p>
          </table:table-cell>
          <table:table-cell table:formula="of:=AVERAGE([.D46:.D50])" office:value-type="float" office:value="29462.4456021" calcext:value-type="float">
            <text:p>29462.4456021</text:p>
          </table:table-cell>
          <table:table-cell table:formula="of:=STDEV([.D46:.D50])" office:value-type="float" office:value="720.118713730789" calcext:value-type="float">
            <text:p>720.118713730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30" calcext:value-type="float">
            <text:p>21630</text:p>
          </table:table-cell>
          <table:table-cell office:value-type="string" calcext:value-type="string">
            <text:p><text:s/>low model</text:p>
          </table:table-cell>
          <table:table-cell office:value-type="float" office:value="22511.2380767" calcext:value-type="float">
            <text:p>22511.238076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6828.14045723" calcext:value-type="float">
            <text:p>6828.1404572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4787.3204808" calcext:value-type="float">
            <text:p>44787.3204808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table:formula="of:=AVERAGE([.B51:.B55])" office:value-type="float" office:value="27214.2" calcext:value-type="float">
            <text:p>27214.2</text:p>
          </table:table-cell>
          <table:table-cell table:formula="of:=STDEV([.B51:.B55])" office:value-type="float" office:value="344.386701253112" calcext:value-type="float">
            <text:p>344.3867012531</text:p>
          </table:table-cell>
          <table:table-cell table:formula="of:=AVERAGE([.D51:.D55])" office:value-type="float" office:value="30395.36694842" calcext:value-type="float">
            <text:p>30395.36694842</text:p>
          </table:table-cell>
          <table:table-cell table:formula="of:=STDEV([.D51:.D55])" office:value-type="float" office:value="1317.98081255064" calcext:value-type="float">
            <text:p>1317.980812550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96" calcext:value-type="float">
            <text:p>21696</text:p>
          </table:table-cell>
          <table:table-cell office:value-type="string" calcext:value-type="string">
            <text:p><text:s/>low model</text:p>
          </table:table-cell>
          <table:table-cell office:value-type="float" office:value="23317.2857613" calcext:value-type="float">
            <text:p>23317.285761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445.16249055" calcext:value-type="float">
            <text:p>7445.1624905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999.429327" calcext:value-type="float">
            <text:p>165999.429327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formula="of:=AVERAGE([.B56:.B60])" office:value-type="float" office:value="27944.2" calcext:value-type="float">
            <text:p>27944.2</text:p>
          </table:table-cell>
          <table:table-cell table:formula="of:=STDEV([.B56:.B60])" office:value-type="float" office:value="403.404511625738" calcext:value-type="float">
            <text:p>403.4045116257</text:p>
          </table:table-cell>
          <table:table-cell table:formula="of:=AVERAGE([.D56:.D60])" office:value-type="float" office:value="33676.8734906" calcext:value-type="float">
            <text:p>33676.8734906</text:p>
          </table:table-cell>
          <table:table-cell table:formula="of:=STDEV([.D56:.D60])" office:value-type="float" office:value="1258.54111497505" calcext:value-type="float">
            <text:p>1258.5411149751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52" calcext:value-type="float">
            <text:p>21552</text:p>
          </table:table-cell>
          <table:table-cell office:value-type="string" calcext:value-type="string">
            <text:p><text:s/>low model</text:p>
          </table:table-cell>
          <table:table-cell office:value-type="float" office:value="23734.0027746" calcext:value-type="float">
            <text:p>23734.002774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191.3495767" calcext:value-type="float">
            <text:p>7191.349576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543.75854" calcext:value-type="float">
            <text:p>163543.75854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431" calcext:value-type="float">
            <text:p>21431</text:p>
          </table:table-cell>
          <table:table-cell office:value-type="string" calcext:value-type="string">
            <text:p><text:s/>low model</text:p>
          </table:table-cell>
          <table:table-cell office:value-type="float" office:value="22596.6663782" calcext:value-type="float">
            <text:p>22596.666378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126.99800139" calcext:value-type="float">
            <text:p>7126.9980013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189.056317" calcext:value-type="float">
            <text:p>164189.056317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056" calcext:value-type="float">
            <text:p>22056</text:p>
          </table:table-cell>
          <table:table-cell office:value-type="string" calcext:value-type="string">
            <text:p><text:s/>low model</text:p>
          </table:table-cell>
          <table:table-cell office:value-type="float" office:value="23630.68713" calcext:value-type="float">
            <text:p>23630.6871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459.08586292" calcext:value-type="float">
            <text:p>7459.08586292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244.366694" calcext:value-type="float">
            <text:p>165244.366694</text:p>
          </table:table-cell>
          <table:table-cell office:value-type="string" calcext:value-type="string">
            <text:p><text:s/>policy variance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513" calcext:value-type="float">
            <text:p>22513</text:p>
          </table:table-cell>
          <table:table-cell office:value-type="string" calcext:value-type="string">
            <text:p><text:s/>low model</text:p>
          </table:table-cell>
          <table:table-cell office:value-type="float" office:value="24621.1021657" calcext:value-type="float">
            <text:p>24621.102165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636.01713771" calcext:value-type="float">
            <text:p>7636.0171377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6612.1667636" calcext:value-type="float">
            <text:p>46612.1667636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761" calcext:value-type="float">
            <text:p>21761</text:p>
          </table:table-cell>
          <table:table-cell office:value-type="string" calcext:value-type="string">
            <text:p><text:s/>low model</text:p>
          </table:table-cell>
          <table:table-cell office:value-type="float" office:value="23317.1964865" calcext:value-type="float">
            <text:p>23317.196486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584.18073079" calcext:value-type="float">
            <text:p>7584.1807307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2996.632472" calcext:value-type="float">
            <text:p>162996.632472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439" calcext:value-type="float">
            <text:p>22439</text:p>
          </table:table-cell>
          <table:table-cell office:value-type="string" calcext:value-type="string">
            <text:p><text:s/>low model</text:p>
          </table:table-cell>
          <table:table-cell office:value-type="float" office:value="22025.8141208" calcext:value-type="float">
            <text:p>22025.814120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475.98773077" calcext:value-type="float">
            <text:p>7475.9877307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966.335676" calcext:value-type="float">
            <text:p>164966.335676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<text:s/>low model</text:p>
          </table:table-cell>
          <table:table-cell office:value-type="float" office:value="22960.4886426" calcext:value-type="float">
            <text:p>22960.488642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542.88098853" calcext:value-type="float">
            <text:p>7542.8809885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938.211362" calcext:value-type="float">
            <text:p>165938.211362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827" calcext:value-type="float">
            <text:p>21827</text:p>
          </table:table-cell>
          <table:table-cell office:value-type="string" calcext:value-type="string">
            <text:p><text:s/>low model</text:p>
          </table:table-cell>
          <table:table-cell office:value-type="float" office:value="23466.5299178" calcext:value-type="float">
            <text:p>23466.529917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582.62827283" calcext:value-type="float">
            <text:p>7582.6282728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680.79434" calcext:value-type="float">
            <text:p>164680.79434</text:p>
          </table:table-cell>
          <table:table-cell office:value-type="string" calcext:value-type="string">
            <text:p><text:s/>policy 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939" calcext:value-type="float">
            <text:p>22939</text:p>
          </table:table-cell>
          <table:table-cell office:value-type="string" calcext:value-type="string">
            <text:p><text:s/>low model</text:p>
          </table:table-cell>
          <table:table-cell office:value-type="float" office:value="25870.3894561" calcext:value-type="float">
            <text:p>25870.389456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060.05026989" calcext:value-type="float">
            <text:p>8060.0502698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5826.3633657" calcext:value-type="float">
            <text:p>45826.3633657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<text:s/>low model</text:p>
          </table:table-cell>
          <table:table-cell office:value-type="float" office:value="23964.233909" calcext:value-type="float">
            <text:p>23964.23390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815.39926141" calcext:value-type="float">
            <text:p>7815.3992614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1782.380599" calcext:value-type="float">
            <text:p>161782.380599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265" calcext:value-type="float">
            <text:p>22265</text:p>
          </table:table-cell>
          <table:table-cell office:value-type="string" calcext:value-type="string">
            <text:p><text:s/>low model</text:p>
          </table:table-cell>
          <table:table-cell office:value-type="float" office:value="24405.8887457" calcext:value-type="float">
            <text:p>24405.888745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774.78667023" calcext:value-type="float">
            <text:p>7774.7866702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048.629129" calcext:value-type="float">
            <text:p>164048.629129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617" calcext:value-type="float">
            <text:p>22617</text:p>
          </table:table-cell>
          <table:table-cell office:value-type="string" calcext:value-type="string">
            <text:p><text:s/>low model</text:p>
          </table:table-cell>
          <table:table-cell office:value-type="float" office:value="22354.9357042" calcext:value-type="float">
            <text:p>22354.935704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473.58400038" calcext:value-type="float">
            <text:p>7473.5840003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822.051302" calcext:value-type="float">
            <text:p>163822.051302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779" calcext:value-type="float">
            <text:p>21779</text:p>
          </table:table-cell>
          <table:table-cell office:value-type="string" calcext:value-type="string">
            <text:p><text:s/>low model</text:p>
          </table:table-cell>
          <table:table-cell office:value-type="float" office:value="25446.5602601" calcext:value-type="float">
            <text:p>25446.560260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501.56723473" calcext:value-type="float">
            <text:p>8501.5672347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809.035272" calcext:value-type="float">
            <text:p>163809.035272</text:p>
          </table:table-cell>
          <table:table-cell office:value-type="string" calcext:value-type="string">
            <text:p><text:s/>policy 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314" calcext:value-type="float">
            <text:p>23314</text:p>
          </table:table-cell>
          <table:table-cell office:value-type="string" calcext:value-type="string">
            <text:p><text:s/>low model</text:p>
          </table:table-cell>
          <table:table-cell office:value-type="float" office:value="25631.4059314" calcext:value-type="float">
            <text:p>25631.405931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258.04962447" calcext:value-type="float">
            <text:p>8258.0496244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4852.1587748" calcext:value-type="float">
            <text:p>44852.1587748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668" calcext:value-type="float">
            <text:p>22668</text:p>
          </table:table-cell>
          <table:table-cell office:value-type="string" calcext:value-type="string">
            <text:p><text:s/>low model</text:p>
          </table:table-cell>
          <table:table-cell office:value-type="float" office:value="25855.9787715" calcext:value-type="float">
            <text:p>25855.978771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771.90477725" calcext:value-type="float">
            <text:p>8771.9047772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837.292329" calcext:value-type="float">
            <text:p>164837.292329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625" calcext:value-type="float">
            <text:p>22625</text:p>
          </table:table-cell>
          <table:table-cell office:value-type="string" calcext:value-type="string">
            <text:p><text:s/>low model</text:p>
          </table:table-cell>
          <table:table-cell office:value-type="float" office:value="23952.0721206" calcext:value-type="float">
            <text:p>23952.072120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7912.56167185" calcext:value-type="float">
            <text:p>7912.5616718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915.848894" calcext:value-type="float">
            <text:p>163915.848894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100" calcext:value-type="float">
            <text:p>24100</text:p>
          </table:table-cell>
          <table:table-cell office:value-type="string" calcext:value-type="string">
            <text:p><text:s/>low model</text:p>
          </table:table-cell>
          <table:table-cell office:value-type="float" office:value="26082.3541684" calcext:value-type="float">
            <text:p>26082.354168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719.82806062" calcext:value-type="float">
            <text:p>8719.82806062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579.079731" calcext:value-type="float">
            <text:p>166579.079731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373" calcext:value-type="float">
            <text:p>23373</text:p>
          </table:table-cell>
          <table:table-cell office:value-type="string" calcext:value-type="string">
            <text:p><text:s/>low model</text:p>
          </table:table-cell>
          <table:table-cell office:value-type="float" office:value="24753.2517432" calcext:value-type="float">
            <text:p>24753.251743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129.19919571" calcext:value-type="float">
            <text:p>8129.1991957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529.32737" calcext:value-type="float">
            <text:p>165529.32737</text:p>
          </table:table-cell>
          <table:table-cell office:value-type="string" calcext:value-type="string">
            <text:p><text:s/>policy 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459" calcext:value-type="float">
            <text:p>23459</text:p>
          </table:table-cell>
          <table:table-cell office:value-type="string" calcext:value-type="string">
            <text:p><text:s/>low model</text:p>
          </table:table-cell>
          <table:table-cell office:value-type="float" office:value="25961.0585592" calcext:value-type="float">
            <text:p>25961.058559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300.91953786" calcext:value-type="float">
            <text:p>8300.9195378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5276.0438175" calcext:value-type="float">
            <text:p>45276.0438175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850" calcext:value-type="float">
            <text:p>23850</text:p>
          </table:table-cell>
          <table:table-cell office:value-type="string" calcext:value-type="string">
            <text:p><text:s/>low model</text:p>
          </table:table-cell>
          <table:table-cell office:value-type="float" office:value="25975.2135378" calcext:value-type="float">
            <text:p>25975.213537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770.96473285" calcext:value-type="float">
            <text:p>8770.9647328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649.334899" calcext:value-type="float">
            <text:p>166649.334899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112" calcext:value-type="float">
            <text:p>24112</text:p>
          </table:table-cell>
          <table:table-cell office:value-type="string" calcext:value-type="string">
            <text:p><text:s/>low model</text:p>
          </table:table-cell>
          <table:table-cell office:value-type="float" office:value="27552.1927595" calcext:value-type="float">
            <text:p>27552.192759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388.27646235" calcext:value-type="float">
            <text:p>9388.2764623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826.861962" calcext:value-type="float">
            <text:p>164826.861962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618" calcext:value-type="float">
            <text:p>23618</text:p>
          </table:table-cell>
          <table:table-cell office:value-type="string" calcext:value-type="string">
            <text:p><text:s/>low model</text:p>
          </table:table-cell>
          <table:table-cell office:value-type="float" office:value="26602.9315193" calcext:value-type="float">
            <text:p>26602.931519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176.5970849" calcext:value-type="float">
            <text:p>9176.597084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872.679223" calcext:value-type="float">
            <text:p>163872.679223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3450" calcext:value-type="float">
            <text:p>23450</text:p>
          </table:table-cell>
          <table:table-cell office:value-type="string" calcext:value-type="string">
            <text:p><text:s/>low model</text:p>
          </table:table-cell>
          <table:table-cell office:value-type="float" office:value="26570.06909" calcext:value-type="float">
            <text:p>26570.0690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948.87648828" calcext:value-type="float">
            <text:p>8948.8764882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148.512817" calcext:value-type="float">
            <text:p>168148.512817</text:p>
          </table:table-cell>
          <table:table-cell office:value-type="string" calcext:value-type="string">
            <text:p><text:s/>policy 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472" calcext:value-type="float">
            <text:p>24472</text:p>
          </table:table-cell>
          <table:table-cell office:value-type="string" calcext:value-type="string">
            <text:p><text:s/>low model</text:p>
          </table:table-cell>
          <table:table-cell office:value-type="float" office:value="25795.7049219" calcext:value-type="float">
            <text:p>25795.704921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8818.27266886" calcext:value-type="float">
            <text:p>8818.2726688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6255.7563169" calcext:value-type="float">
            <text:p>46255.7563169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042" calcext:value-type="float">
            <text:p>25042</text:p>
          </table:table-cell>
          <table:table-cell office:value-type="string" calcext:value-type="string">
            <text:p><text:s/>low model</text:p>
          </table:table-cell>
          <table:table-cell office:value-type="float" office:value="26834.1004382" calcext:value-type="float">
            <text:p>26834.100438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854.84435158" calcext:value-type="float">
            <text:p>9854.8443515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247.618603" calcext:value-type="float">
            <text:p>164247.618603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518" calcext:value-type="float">
            <text:p>24518</text:p>
          </table:table-cell>
          <table:table-cell office:value-type="string" calcext:value-type="string">
            <text:p><text:s/>low model</text:p>
          </table:table-cell>
          <table:table-cell office:value-type="float" office:value="25435.3882311" calcext:value-type="float">
            <text:p>25435.388231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017.09232904" calcext:value-type="float">
            <text:p>9017.0923290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398.634739" calcext:value-type="float">
            <text:p>167398.634739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823" calcext:value-type="float">
            <text:p>24823</text:p>
          </table:table-cell>
          <table:table-cell office:value-type="string" calcext:value-type="string">
            <text:p><text:s/>low model</text:p>
          </table:table-cell>
          <table:table-cell office:value-type="float" office:value="28851.5783789" calcext:value-type="float">
            <text:p>28851.578378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268.9078235" calcext:value-type="float">
            <text:p>10268.907823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971.592846" calcext:value-type="float">
            <text:p>167971.592846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855" calcext:value-type="float">
            <text:p>24855</text:p>
          </table:table-cell>
          <table:table-cell office:value-type="string" calcext:value-type="string">
            <text:p><text:s/>low model</text:p>
          </table:table-cell>
          <table:table-cell office:value-type="float" office:value="28348.4029962" calcext:value-type="float">
            <text:p>28348.402996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991.77707584" calcext:value-type="float">
            <text:p>9991.77707584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243.795325" calcext:value-type="float">
            <text:p>164243.795325</text:p>
          </table:table-cell>
          <table:table-cell office:value-type="string" calcext:value-type="string">
            <text:p><text:s/>policy 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483" calcext:value-type="float">
            <text:p>25483</text:p>
          </table:table-cell>
          <table:table-cell office:value-type="string" calcext:value-type="string">
            <text:p><text:s/>low model</text:p>
          </table:table-cell>
          <table:table-cell office:value-type="float" office:value="27861.3108869" calcext:value-type="float">
            <text:p>27861.310886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000.4613685" calcext:value-type="float">
            <text:p>10000.461368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5426.8429253" calcext:value-type="float">
            <text:p>45426.8429253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302" calcext:value-type="float">
            <text:p>25302</text:p>
          </table:table-cell>
          <table:table-cell office:value-type="string" calcext:value-type="string">
            <text:p><text:s/>low model</text:p>
          </table:table-cell>
          <table:table-cell office:value-type="float" office:value="29173.7667168" calcext:value-type="float">
            <text:p>29173.766716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106.740571" calcext:value-type="float">
            <text:p>10106.74057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953.345841" calcext:value-type="float">
            <text:p>165953.345841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022" calcext:value-type="float">
            <text:p>25022</text:p>
          </table:table-cell>
          <table:table-cell office:value-type="string" calcext:value-type="string">
            <text:p><text:s/>low model</text:p>
          </table:table-cell>
          <table:table-cell office:value-type="float" office:value="27358.5325079" calcext:value-type="float">
            <text:p>27358.532507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961.59714977" calcext:value-type="float">
            <text:p>9961.5971497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431.38618" calcext:value-type="float">
            <text:p>167431.38618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4938" calcext:value-type="float">
            <text:p>24938</text:p>
          </table:table-cell>
          <table:table-cell office:value-type="string" calcext:value-type="string">
            <text:p><text:s/>low model</text:p>
          </table:table-cell>
          <table:table-cell office:value-type="float" office:value="25768.2482463" calcext:value-type="float">
            <text:p>25768.248246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9585.74657597" calcext:value-type="float">
            <text:p>9585.7465759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693.212816" calcext:value-type="float">
            <text:p>167693.212816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782" calcext:value-type="float">
            <text:p>25782</text:p>
          </table:table-cell>
          <table:table-cell office:value-type="string" calcext:value-type="string">
            <text:p><text:s/>low model</text:p>
          </table:table-cell>
          <table:table-cell office:value-type="float" office:value="27852.521386" calcext:value-type="float">
            <text:p>27852.52138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390.2133697" calcext:value-type="float">
            <text:p>10390.213369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573.57555" calcext:value-type="float">
            <text:p>167573.57555</text:p>
          </table:table-cell>
          <table:table-cell office:value-type="string" calcext:value-type="string">
            <text:p><text:s/>policy 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561" calcext:value-type="float">
            <text:p>26561</text:p>
          </table:table-cell>
          <table:table-cell office:value-type="string" calcext:value-type="string">
            <text:p><text:s/>low model</text:p>
          </table:table-cell>
          <table:table-cell office:value-type="float" office:value="30647.3688688" calcext:value-type="float">
            <text:p>30647.368868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952.099853" calcext:value-type="float">
            <text:p>10952.09985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50148.5844949" calcext:value-type="float">
            <text:p>50148.5844949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255" calcext:value-type="float">
            <text:p>26255</text:p>
          </table:table-cell>
          <table:table-cell office:value-type="string" calcext:value-type="string">
            <text:p><text:s/>low model</text:p>
          </table:table-cell>
          <table:table-cell office:value-type="float" office:value="29070.9837686" calcext:value-type="float">
            <text:p>29070.983768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827.4667478" calcext:value-type="float">
            <text:p>10827.466747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3748.183895" calcext:value-type="float">
            <text:p>163748.183895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823" calcext:value-type="float">
            <text:p>26823</text:p>
          </table:table-cell>
          <table:table-cell office:value-type="string" calcext:value-type="string">
            <text:p><text:s/>low model</text:p>
          </table:table-cell>
          <table:table-cell office:value-type="float" office:value="28964.4756485" calcext:value-type="float">
            <text:p>28964.4756485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1337.5398697" calcext:value-type="float">
            <text:p>11337.539869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243.517681" calcext:value-type="float">
            <text:p>167243.517681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5769" calcext:value-type="float">
            <text:p>25769</text:p>
          </table:table-cell>
          <table:table-cell office:value-type="string" calcext:value-type="string">
            <text:p><text:s/>low model</text:p>
          </table:table-cell>
          <table:table-cell office:value-type="float" office:value="29650.3832328" calcext:value-type="float">
            <text:p>29650.383232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0799.1889193" calcext:value-type="float">
            <text:p>10799.1889193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4766.940631" calcext:value-type="float">
            <text:p>164766.940631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593" calcext:value-type="float">
            <text:p>26593</text:p>
          </table:table-cell>
          <table:table-cell office:value-type="string" calcext:value-type="string">
            <text:p><text:s/>low model</text:p>
          </table:table-cell>
          <table:table-cell office:value-type="float" office:value="28979.0164918" calcext:value-type="float">
            <text:p>28979.016491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1376.1937778" calcext:value-type="float">
            <text:p>11376.1937778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9357.999369" calcext:value-type="float">
            <text:p>169357.999369</text:p>
          </table:table-cell>
          <table:table-cell office:value-type="string" calcext:value-type="string">
            <text:p><text:s/>policy 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840" calcext:value-type="float">
            <text:p>26840</text:p>
          </table:table-cell>
          <table:table-cell office:value-type="string" calcext:value-type="string">
            <text:p><text:s/>low model</text:p>
          </table:table-cell>
          <table:table-cell office:value-type="float" office:value="32205.9646439" calcext:value-type="float">
            <text:p>32205.9646439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2143.5889415" calcext:value-type="float">
            <text:p>12143.588941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4589.9499502" calcext:value-type="float">
            <text:p>44589.9499502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239" calcext:value-type="float">
            <text:p>27239</text:p>
          </table:table-cell>
          <table:table-cell office:value-type="string" calcext:value-type="string">
            <text:p><text:s/>low model</text:p>
          </table:table-cell>
          <table:table-cell office:value-type="float" office:value="31214.4081906" calcext:value-type="float">
            <text:p>31214.4081906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1897.3935281" calcext:value-type="float">
            <text:p>11897.393528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9645.054806" calcext:value-type="float">
            <text:p>169645.054806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6992" calcext:value-type="float">
            <text:p>26992</text:p>
          </table:table-cell>
          <table:table-cell office:value-type="string" calcext:value-type="string">
            <text:p><text:s/>low model</text:p>
          </table:table-cell>
          <table:table-cell office:value-type="float" office:value="29939.2577918" calcext:value-type="float">
            <text:p>29939.2577918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1472.8600279" calcext:value-type="float">
            <text:p>11472.8600279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5281.192931" calcext:value-type="float">
            <text:p>165281.192931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254" calcext:value-type="float">
            <text:p>27254</text:p>
          </table:table-cell>
          <table:table-cell office:value-type="string" calcext:value-type="string">
            <text:p><text:s/>low model</text:p>
          </table:table-cell>
          <table:table-cell office:value-type="float" office:value="29771.7703321" calcext:value-type="float">
            <text:p>29771.7703321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2004.6434121" calcext:value-type="float">
            <text:p>12004.6434121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7978.770765" calcext:value-type="float">
            <text:p>167978.770765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746" calcext:value-type="float">
            <text:p>27746</text:p>
          </table:table-cell>
          <table:table-cell office:value-type="string" calcext:value-type="string">
            <text:p><text:s/>low model</text:p>
          </table:table-cell>
          <table:table-cell office:value-type="float" office:value="28845.4337837" calcext:value-type="float">
            <text:p>28845.433783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1426.6990402" calcext:value-type="float">
            <text:p>11426.6990402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717.709579" calcext:value-type="float">
            <text:p>168717.709579</text:p>
          </table:table-cell>
          <table:table-cell office:value-type="string" calcext:value-type="string">
            <text:p><text:s/>policy 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510" calcext:value-type="float">
            <text:p>27510</text:p>
          </table:table-cell>
          <table:table-cell office:value-type="string" calcext:value-type="string">
            <text:p><text:s/>low model</text:p>
          </table:table-cell>
          <table:table-cell office:value-type="float" office:value="33779.5298014" calcext:value-type="float">
            <text:p>33779.529801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2932.3366535" calcext:value-type="float">
            <text:p>12932.336653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48467.7904938" calcext:value-type="float">
            <text:p>48467.7904938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620" calcext:value-type="float">
            <text:p>27620</text:p>
          </table:table-cell>
          <table:table-cell office:value-type="string" calcext:value-type="string">
            <text:p><text:s/>low model</text:p>
          </table:table-cell>
          <table:table-cell office:value-type="float" office:value="32036.1430513" calcext:value-type="float">
            <text:p>32036.1430513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2119.9229067" calcext:value-type="float">
            <text:p>12119.9229067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462.200433" calcext:value-type="float">
            <text:p>168462.200433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7882" calcext:value-type="float">
            <text:p>27882</text:p>
          </table:table-cell>
          <table:table-cell office:value-type="string" calcext:value-type="string">
            <text:p><text:s/>low model</text:p>
          </table:table-cell>
          <table:table-cell office:value-type="float" office:value="32945.1690037" calcext:value-type="float">
            <text:p>32945.1690037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3885.2184145" calcext:value-type="float">
            <text:p>13885.218414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8504.691423" calcext:value-type="float">
            <text:p>168504.691423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8446" calcext:value-type="float">
            <text:p>28446</text:p>
          </table:table-cell>
          <table:table-cell office:value-type="string" calcext:value-type="string">
            <text:p><text:s/>low model</text:p>
          </table:table-cell>
          <table:table-cell office:value-type="float" office:value="35322.5608612" calcext:value-type="float">
            <text:p>35322.5608612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3890.1950575" calcext:value-type="float">
            <text:p>13890.1950575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71715.079102" calcext:value-type="float">
            <text:p>171715.079102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8263" calcext:value-type="float">
            <text:p>28263</text:p>
          </table:table-cell>
          <table:table-cell office:value-type="string" calcext:value-type="string">
            <text:p><text:s/>low model</text:p>
          </table:table-cell>
          <table:table-cell office:value-type="float" office:value="34300.9647354" calcext:value-type="float">
            <text:p>34300.9647354</text:p>
          </table:table-cell>
          <table:table-cell office:value-type="string" calcext:value-type="string">
            <text:p><text:s/>infected difference (total variation)</text:p>
          </table:table-cell>
          <table:table-cell office:value-type="float" office:value="13636.4753316" calcext:value-type="float">
            <text:p>13636.4753316</text:p>
          </table:table-cell>
          <table:table-cell office:value-type="string" calcext:value-type="string">
            <text:p><text:s/>population difference</text:p>
          </table:table-cell>
          <table:table-cell office:value-type="float" office:value="166346.869654" calcext:value-type="float">
            <text:p>166346.869654</text:p>
          </table:table-cell>
          <table:table-cell office:value-type="string" calcext:value-type="string">
            <text:p><text:s/>policy 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est_0.A1:test_0.J60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4:06:21.350800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4:09:41.897617494</dc:date>
    <meta:editing-duration>PT9M10S</meta:editing-duration>
    <meta:editing-cycles>3</meta:editing-cycles>
    <meta:generator>LibreOffice/5.1.6.2$Linux_X86_64 LibreOffice_project/10m0$Build-2</meta:generator>
    <meta:document-statistic meta:table-count="1" meta:cell-count="6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00" chart:maximum="3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6.519cm" svg:y="0.316cm" chart:style-name="ch2">
          <text:p>Average value</text:p>
        </chart:title>
        <chart:legend svg:x="6.028cm" svg:y="2.065cm" style:legend-expansion="custom" chartooo:width="3.406cm" chartooo:height="0.598cm" style:legend-expansion-aspect-ratio="5.69565217391304" chart:style-name="ch3"/>
        <chart:plot-area chart:style-name="ch4" table:cell-range-address="test_0.K1:test_0.L12 test_0.N1:test_0.N12" chart:data-source-has-labels="row" svg:x="0.32cm" svg:y="1.275cm" svg:width="15.371cm" svg:height="7.551cm">
          <chartooo:coordinate-region svg:x="0.611cm" svg:y="1.275cm" svg:width="14.84cm" svg:height="6.9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0.L1:test_0.L12" loext:label-string="high" chart:class="chart:scatter">
            <chart:domain table:cell-range-address="test_0.K1:test_0.K12"/>
            <chart:data-point chart:repeated="12"/>
          </chart:series>
          <chart:series chart:style-name="ch9" chart:values-cell-range-address="test_0.N1:test_0.N12" loext:label-string="low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test_0.K1:test_0.K12</svg:desc>
                </draw:g>
              </table:table-cell>
              <table:table-cell office:value-type="float" office:value="21241.4">
                <text:p>21241.4</text:p>
                <draw:g>
                  <svg:desc>test_0.L1:test_0.L12</svg:desc>
                </draw:g>
              </table:table-cell>
              <table:table-cell office:value-type="float" office:value="22627.6697801">
                <text:p>22627.6697801</text:p>
                <draw:g>
                  <svg:desc>test_0.N1:test_0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217">
                <text:p>21217</text:p>
              </table:table-cell>
              <table:table-cell office:value-type="float" office:value="22234.37891338">
                <text:p>22234.37891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1673">
                <text:p>21673</text:p>
              </table:table-cell>
              <table:table-cell office:value-type="float" office:value="23157.97602416">
                <text:p>23157.9760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2112.6">
                <text:p>22112.6</text:p>
              </table:table-cell>
              <table:table-cell office:value-type="float" office:value="23278.22626668">
                <text:p>23278.22626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22382.8">
                <text:p>22382.8</text:p>
              </table:table-cell>
              <table:table-cell office:value-type="float" office:value="24408.40161502">
                <text:p>24408.40161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23216">
                <text:p>23216</text:p>
              </table:table-cell>
              <table:table-cell office:value-type="float" office:value="25255.01254702">
                <text:p>25255.0125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3697.8">
                <text:p>23697.8</text:p>
              </table:table-cell>
              <table:table-cell office:value-type="float" office:value="26532.29309316">
                <text:p>26532.29309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24742">
                <text:p>24742</text:p>
              </table:table-cell>
              <table:table-cell office:value-type="float" office:value="27053.03499326">
                <text:p>27053.03499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25305.4">
                <text:p>25305.4</text:p>
              </table:table-cell>
              <table:table-cell office:value-type="float" office:value="27602.87594878">
                <text:p>27602.87594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6400.2">
                <text:p>26400.2</text:p>
              </table:table-cell>
              <table:table-cell office:value-type="float" office:value="29462.4456021">
                <text:p>29462.4456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27214.2">
                <text:p>27214.2</text:p>
              </table:table-cell>
              <table:table-cell office:value-type="float" office:value="30395.36694842">
                <text:p>30395.3669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27944.2">
                <text:p>27944.2</text:p>
              </table:table-cell>
              <table:table-cell office:value-type="float" office:value="33676.8734906">
                <text:p>33676.8734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6.043cm" svg:y="0.316cm" chart:style-name="ch2">
          <text:p>standard  deviation</text:p>
        </chart:title>
        <chart:legend svg:x="4.248cm" svg:y="1.201cm" style:legend-expansion="custom" chartooo:width="3.406cm" chartooo:height="0.598cm" style:legend-expansion-aspect-ratio="5.69565217391304" chart:style-name="ch3"/>
        <chart:plot-area chart:style-name="ch4" table:cell-range-address="test_0.K1:test_0.K12 test_0.M1:test_0.M12 test_0.O1:test_0.O12" chart:data-source-has-labels="row" svg:x="0.32cm" svg:y="0.896cm" svg:width="15.369cm" svg:height="7.929cm">
          <chartooo:coordinate-region svg:x="0.611cm" svg:y="1.096cm" svg:width="14.838cm" svg:height="7.08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_0.M1:test_0.M12" loext:label-string="high" chart:class="chart:scatter">
            <chart:domain table:cell-range-address="test_0.K1:test_0.K12"/>
            <chart:data-point chart:repeated="12"/>
          </chart:series>
          <chart:series chart:style-name="ch8" chart:values-cell-range-address="test_0.O1:test_0.O12" loext:label-string="low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test_0.K1:test_0.K12</svg:desc>
                </draw:g>
              </table:table-cell>
              <table:table-cell office:value-type="float" office:value="261.740902420695">
                <text:p>261.740902420695</text:p>
                <draw:g>
                  <svg:desc>test_0.M1:test_0.M12</svg:desc>
                </draw:g>
              </table:table-cell>
              <table:table-cell office:value-type="float" office:value="641.630409238001">
                <text:p>641.630409238001</text:p>
                <draw:g>
                  <svg:desc>test_0.O1:test_0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6.174649187262">
                <text:p>186.174649187262</text:p>
              </table:table-cell>
              <table:table-cell office:value-type="float" office:value="1187.9598160985">
                <text:p>1187.9598160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35.728657570521">
                <text:p>235.728657570521</text:p>
              </table:table-cell>
              <table:table-cell office:value-type="float" office:value="573.144983945396">
                <text:p>573.144983945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46.437295913705">
                <text:p>346.437295913705</text:p>
              </table:table-cell>
              <table:table-cell office:value-type="float" office:value="936.721143688245">
                <text:p>936.721143688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432.259412852977">
                <text:p>432.259412852977</text:p>
              </table:table-cell>
              <table:table-cell office:value-type="float" office:value="1381.04990245675">
                <text:p>1381.0499024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605.246643939477">
                <text:p>605.246643939477</text:p>
              </table:table-cell>
              <table:table-cell office:value-type="float" office:value="885.542799683912">
                <text:p>885.542799683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82.632623736185">
                <text:p>282.632623736185</text:p>
              </table:table-cell>
              <table:table-cell office:value-type="float" office:value="648.702294271771">
                <text:p>648.70229427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241.042527368097">
                <text:p>241.042527368097</text:p>
              </table:table-cell>
              <table:table-cell office:value-type="float" office:value="1513.13654935223">
                <text:p>1513.13654935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344.237999064601">
                <text:p>344.237999064601</text:p>
              </table:table-cell>
              <table:table-cell office:value-type="float" office:value="1227.02605824249">
                <text:p>1227.02605824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406.597097874542">
                <text:p>406.597097874542</text:p>
              </table:table-cell>
              <table:table-cell office:value-type="float" office:value="720.118713730789">
                <text:p>720.118713730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344.386701253112">
                <text:p>344.386701253112</text:p>
              </table:table-cell>
              <table:table-cell office:value-type="float" office:value="1317.98081255064">
                <text:p>1317.98081255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403.404511625738">
                <text:p>403.404511625738</text:p>
              </table:table-cell>
              <table:table-cell office:value-type="float" office:value="1258.54111497505">
                <text:p>1258.54111497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